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2.D4" style:family="table-cell">
      <style:table-cell-properties style:vertical-align="middle" fo:padding="0.049cm" fo:border-left="0.75pt solid #008000" fo:border-right="0.75pt solid #008000" fo:border-top="none" fo:border-bottom="0.75pt solid #008000"/>
    </style:style>
    <style:style style:name="P1" style:family="paragraph" style:parent-style-name="Standard" style:list-style-name="L1">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2" style:family="paragraph" style:parent-style-name="Standard">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72fe10" officeooo:paragraph-rsid="0016b128"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72832c" officeooo:paragraph-rsid="0016b128" style:font-size-asian="8.75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585dc2" officeooo:paragraph-rsid="0016b128"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size="10pt" fo:font-weight="normal" officeooo:rsid="00702ef1" officeooo:paragraph-rsid="0016b128"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weight="bold" officeooo:rsid="0017b97c" officeooo:paragraph-rsid="00150847" style:font-weight-asian="bold" style:font-weight-complex="bold"/>
    </style:style>
    <style:style style:name="P8" style:family="paragraph" style:parent-style-name="Standard">
      <style:paragraph-properties fo:text-align="justify" style:justify-single-word="false"/>
      <style:text-properties fo:font-weight="bold" officeooo:rsid="0017b97c" officeooo:paragraph-rsid="0016b128" style:font-weight-asian="bold" style:font-weight-complex="bold"/>
    </style:style>
    <style:style style:name="P9" style:family="paragraph" style:parent-style-name="Standard">
      <style:paragraph-properties fo:text-align="justify" style:justify-single-word="false"/>
      <style:text-properties fo:font-weight="bold" officeooo:rsid="00173531" officeooo:paragraph-rsid="00173531" style:font-weight-asian="bold" style:font-weight-complex="bold"/>
    </style:style>
    <style:style style:name="P10" style:family="paragraph" style:parent-style-name="Standard">
      <style:paragraph-properties fo:text-align="justify" style:justify-single-word="false"/>
      <style:text-properties fo:font-weight="bold" officeooo:rsid="00175a5b" officeooo:paragraph-rsid="00175a5b" style:font-weight-asian="bold" style:font-weight-complex="bold"/>
    </style:style>
    <style:style style:name="P11" style:family="paragraph" style:parent-style-name="Standard">
      <style:paragraph-properties fo:text-align="justify" style:justify-single-word="false"/>
      <style:text-properties fo:font-weight="bold" officeooo:rsid="00182d56" officeooo:paragraph-rsid="00182d56" style:font-weight-asian="bold" style:font-weight-complex="bold"/>
    </style:style>
    <style:style style:name="P12" style:family="paragraph" style:parent-style-name="Standard">
      <style:paragraph-properties fo:text-align="justify" style:justify-single-word="false"/>
      <style:text-properties fo:font-weight="bold" officeooo:rsid="001a58db" officeooo:paragraph-rsid="001a58db" style:font-weight-asian="bold" style:font-weight-complex="bold"/>
    </style:style>
    <style:style style:name="P13" style:family="paragraph" style:parent-style-name="Standard">
      <style:paragraph-properties fo:text-align="justify" style:justify-single-word="false"/>
      <style:text-properties fo:font-weight="normal" officeooo:rsid="00585dc2" officeooo:paragraph-rsid="0016b128" style:font-weight-asian="normal" style:font-weight-complex="normal"/>
    </style:style>
    <style:style style:name="P14" style:family="paragraph" style:parent-style-name="Standard">
      <style:paragraph-properties fo:text-align="justify" style:justify-single-word="false"/>
      <style:text-properties fo:font-weight="normal" officeooo:rsid="00182d56" officeooo:paragraph-rsid="00182d56" style:font-weight-asian="normal" style:font-weight-complex="normal"/>
    </style:style>
    <style:style style:name="P15" style:family="paragraph" style:parent-style-name="Standard">
      <style:paragraph-properties fo:text-align="justify" style:justify-single-word="false"/>
      <style:text-properties fo:font-weight="normal" officeooo:rsid="0017b97c" officeooo:paragraph-rsid="00150847" style:font-weight-asian="normal" style:font-weight-complex="normal"/>
    </style:style>
    <style:style style:name="P16" style:family="paragraph" style:parent-style-name="Standard" style:list-style-name="L2">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normal" officeooo:rsid="0054da33" officeooo:paragraph-rsid="0016b128" style:font-weight-asian="normal" style:font-weight-complex="normal"/>
    </style:style>
    <style:style style:name="P19" style:family="paragraph" style:parent-style-name="Standard">
      <style:paragraph-properties fo:text-align="justify" style:justify-single-word="false" fo:break-before="page"/>
      <style:text-properties fo:font-weight="bold" officeooo:rsid="0017b97c" officeooo:paragraph-rsid="0016b128" style:font-weight-asian="bold" style:font-weight-complex="bold"/>
    </style:style>
    <style:style style:name="P20" style:family="paragraph" style:parent-style-name="Table_20_Contents" style:list-style-name="L1">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21" style:family="paragraph" style:parent-style-name="Table_20_Contents">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22" style:family="paragraph" style:parent-style-name="Table_20_Contents" style:list-style-name="L1">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23" style:family="paragraph" style:parent-style-name="Table_20_Contents" style:list-style-name="L1">
      <style:paragraph-properties fo:text-align="justify" style:justify-single-word="false"/>
      <style:text-properties fo:font-size="10pt" fo:font-weight="normal" officeooo:rsid="001fbd7f" officeooo:paragraph-rsid="0015718b" style:font-size-asian="8.75pt" style:font-weight-asian="normal" style:font-size-complex="10pt" style:font-weight-complex="normal"/>
    </style:style>
    <style:style style:name="P24" style:family="paragraph" style:parent-style-name="Table_20_Contents">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25" style:family="paragraph" style:parent-style-name="Table_20_Contents" style:list-style-name="L1">
      <style:paragraph-properties fo:text-align="justify" style:justify-single-word="false"/>
      <style:text-properties fo:font-size="10pt" fo:font-weight="normal" officeooo:rsid="00222813" officeooo:paragraph-rsid="00150847" style:font-size-asian="8.75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weight="normal" officeooo:rsid="00209f41" officeooo:paragraph-rsid="00150847" style:font-size-asian="8.75pt" style:font-weight-asian="normal" style:font-size-complex="10pt" style:font-weight-complex="normal"/>
    </style:style>
    <style:style style:name="P27" style:family="paragraph" style:parent-style-name="Table_20_Contents">
      <style:text-properties officeooo:rsid="001fbd7f" officeooo:paragraph-rsid="00150847"/>
    </style:style>
    <style:style style:name="P28" style:family="paragraph" style:parent-style-name="Table_20_Contents">
      <style:paragraph-properties fo:text-align="end" style:justify-single-word="false"/>
      <style:text-properties officeooo:paragraph-rsid="00150847"/>
    </style:style>
    <style:style style:name="P29" style:family="paragraph" style:parent-style-name="Table_20_Contents">
      <style:paragraph-properties fo:text-align="start" style:justify-single-word="false"/>
      <style:text-properties officeooo:paragraph-rsid="00150847"/>
    </style:style>
    <style:style style:name="T1" style:family="text">
      <style:text-properties officeooo:rsid="001ec29b"/>
    </style:style>
    <style:style style:name="T2" style:family="text">
      <style:text-properties officeooo:rsid="002e6459"/>
    </style:style>
    <style:style style:name="T3" style:family="text">
      <style:text-properties officeooo:rsid="002ead1b"/>
    </style:style>
    <style:style style:name="T4" style:family="text">
      <style:text-properties officeooo:rsid="0030e4db"/>
    </style:style>
    <style:style style:name="T5" style:family="text">
      <style:text-properties officeooo:rsid="002b0479"/>
    </style:style>
    <style:style style:name="T6" style:family="text">
      <style:text-properties officeooo:rsid="003460a4"/>
    </style:style>
    <style:style style:name="T7" style:family="text">
      <style:text-properties officeooo:rsid="00150847"/>
    </style:style>
    <style:style style:name="T8" style:family="text">
      <style:text-properties officeooo:rsid="0015718b"/>
    </style:style>
    <style:style style:name="T9" style:family="text">
      <style:text-properties fo:font-weight="bold" style:font-weight-asian="bold" style:font-weight-complex="bold"/>
    </style:style>
    <style:style style:name="T10" style:family="text">
      <style:text-properties fo:font-weight="bold" officeooo:rsid="0015718b" style:font-weight-asian="bold" style:font-weight-complex="bold"/>
    </style:style>
    <style:style style:name="T11" style:family="text">
      <style:text-properties fo:font-weight="bold" officeooo:rsid="0030e4db" style:font-weight-asian="bold" style:font-weight-complex="bold"/>
    </style:style>
    <style:style style:name="T12" style:family="text">
      <style:text-properties officeooo:rsid="00278f67"/>
    </style:style>
    <style:style style:name="T13" style:family="text">
      <style:text-properties officeooo:rsid="00702ef1"/>
    </style:style>
    <style:style style:name="T14" style:family="text">
      <style:text-properties officeooo:rsid="0071034f"/>
    </style:style>
    <style:style style:name="T15" style:family="text">
      <style:text-properties fo:font-weight="normal" style:font-weight-asian="normal" style:font-weight-complex="normal"/>
    </style:style>
    <style:style style:name="T16" style:family="text">
      <style:text-properties officeooo:rsid="00182d56"/>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ercice 1</text:p>
      <text:p text:style-name="P9"/>
      <text:p text:style-name="P9">1. a) <text:span text:style-name="T15">L’effectif du second cycle professionnel en 2007 est de </text:span>713 381 élèves<text:span text:style-name="T15">.</text:span></text:p>
      <text:p text:style-name="P9"><text:span text:style-name="T15"/></text:p>
      <text:p text:style-name="P9">b)<text:span text:style-name="T15"> L’effectif de l’enseignement adapté du secteur privé en 2009 est de</text:span> 4 106 élèves<text:span text:style-name="T15">.</text:span></text:p>
      <text:p text:style-name="P9"><text:span text:style-name="T15"/></text:p>
      <text:p text:style-name="P10">2. a) <text:span text:style-name="T15">La part du secteur public dans le premier cycle en 1999 est de</text:span> 79,7 %.</text:p>
      <text:p text:style-name="P10"/>
      <text:p text:style-name="P10">b) <text:span text:style-name="T15">La part p du secteur privé dans le second cycle général et technologique en 2002 vaut :</text:span></text:p>
      <text:p text:style-name="P10"><text:span text:style-name="T15">p = 100 – part du public</text:span></text:p>
      <text:p text:style-name="P10"><text:span text:style-name="T15">=&gt; p = 100 – 80</text:span></text:p>
      <text:p text:style-name="P10"><text:span text:style-name="T15">=&gt; </text:span>p = 20,0 %</text:p>
      <text:p text:style-name="P7"/>
      <text:p text:style-name="P11">3. <text:span text:style-name="T15">L’évolution entre 2000 et 2001 de l’effectif total du premier cycle vaut :</text:span></text:p>
      <text:p text:style-name="P11"><text:span text:style-name="T15">t = ((eff2001 – eff2000) / eff2000) * 100</text:span></text:p>
      <text:p text:style-name="P14">=&gt; t = ((3 280 161 – 3 290 875) / 3 290 875) * 100</text:p>
      <text:p text:style-name="P14">=&gt; <text:span text:style-name="T9">t = -0,3 %</text:span></text:p>
      <text:p text:style-name="P7"/>
      <text:p text:style-name="P15">L’<text:span text:style-name="T16">ensemble des évolutions de ces effectifs sur la période 2000 à 2010, obtenues de la même manière, sont présentées dans le tableau ci-dessous :</text:span></text:p>
      <text:p text:style-name="P7"/>
      <text:p text:style-name="P7"/>
      <text:p text:style-name="P7"><draw:frame draw:style-name="fr2" draw:name="Objet1" text:anchor-type="paragraph" svg:width="21.001cm" svg:height="0.702cm" draw:z-index="3"><draw:object xlink:href="./Object 4" xlink:type="simple" xlink:show="embed" xlink:actuate="onLoad"/><draw:image xlink:href="./ObjectReplacements/Object 4" xlink:type="simple" xlink:show="embed" xlink:actuate="onLoad"/></draw:frame></text:p>
      <text:p text:style-name="P7"/>
      <text:p text:style-name="P12">4. a) <text:span text:style-name="T15">L’indice d’évolution de l’année 2001 en base 100 en 2000 des effectifs du second cycle professionnel vaut :</text:span></text:p>
      <text:p text:style-name="P12"><text:span text:style-name="T15">I2001/2000 = (eff2001/eff2000) * 100</text:span></text:p>
      <text:p text:style-name="P12"><text:span text:style-name="T15">=&gt; I2001/2000 = <text:s/>(700 021/705 361) * 100</text:span></text:p>
      <text:p text:style-name="P12"><text:span text:style-name="T15">=&gt; </text:span>I2001/2000 = 99,2</text:p>
      <text:p text:style-name="P12"><text:span text:style-name="T15"/></text:p>
      <text:p text:style-name="P12"><text:span text:style-name="T15">De la même manière pour les autres années et pour le second cycle général et technologique, on obtient les indices présentés dans le tableau suivant :</text:span></text:p>
      <text:p text:style-name="P12"><text:span text:style-name="T15"/></text:p>
      <text:p text:style-name="P12"><text:span text:style-name="T15"/></text:p>
      <text:p text:style-name="P7"/>
      <text:p text:style-name="P7"/>
      <text:p text:style-name="P7"/>
      <text:p text:style-name="P7"/>
      <text:p text:style-name="P7"/>
      <text:p text:style-name="P7"/>
      <text:p text:style-name="P7"/>
      <text:p text:style-name="P7">Exercice <text:span text:style-name="T7">4</text:span></text:p>
      <text:list xml:id="list1901620710" text:style-name="L1">
        <text:list-item>
          <text:p text:style-name="P1">On recensait <text:span text:style-name="T2">128 336 exploitations ayant des </text:span>vaches laitières en 2000 et <text:span text:style-name="T7">1 387 190 + 4 142 872 = </text:span>5 530 062 brebis en 2010 dans les exploitations agricoles françaises.</text:p>
          <text:p text:style-name="P1"/>
        </text:list-item>
        <text:list-item>
          <text:p text:style-name="P1">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p text:style-name="P1"/>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27">Dates</text:p>
          </table:table-cell>
          <table:table-cell table:style-name="Tableau2.B1" office:value-type="float" office:value="1988">
            <text:p text:style-name="P28">19<text:span text:style-name="T3">8</text:span>8</text:p>
          </table:table-cell>
          <table:table-cell table:style-name="Tableau2.B1" office:value-type="float" office:value="2000">
            <text:p text:style-name="P28">2000</text:p>
          </table:table-cell>
          <table:table-cell table:style-name="Tableau2.D1" office:value-type="float" office:value="2010">
            <text:p text:style-name="P28">2010</text:p>
          </table:table-cell>
        </table:table-row>
        <table:table-row table:style-name="Tableau2.1">
          <table:table-cell table:style-name="Tableau2.A3" office:value-type="string">
            <text:p text:style-name="P29">Nombre d’exploitations</text:p>
          </table:table-cell>
          <table:table-cell table:style-name="Tableau2.B2" office:value-type="float" office:value="1016755">
            <text:p text:style-name="P28">1 016 755</text:p>
          </table:table-cell>
          <table:table-cell table:style-name="Tableau2.B2" office:value-type="float" office:value="663807">
            <text:p text:style-name="P28">663 807</text:p>
          </table:table-cell>
          <table:table-cell table:style-name="Tableau2.D2" office:value-type="float" office:value="489977">
            <text:p text:style-name="P28">489 977</text:p>
          </table:table-cell>
        </table:table-row>
        <table:table-row table:style-name="Tableau2.1">
          <table:table-cell table:style-name="Tableau2.A3" office:value-type="string">
            <text:p text:style-name="P29">Superficie agricole utilisée <text:span text:style-name="T1">en hectare</text:span></text:p>
          </table:table-cell>
          <table:table-cell table:style-name="Tableau2.B2" office:value-type="float" office:value="28595799">
            <text:p text:style-name="P28">28 595 799</text:p>
          </table:table-cell>
          <table:table-cell table:style-name="Tableau2.B2" office:value-type="float" office:value="27856313">
            <text:p text:style-name="P28">27 856 313</text:p>
          </table:table-cell>
          <table:table-cell table:style-name="Tableau2.D2" office:value-type="float" office:value="26963252">
            <text:p text:style-name="P28">26 963 252</text:p>
          </table:table-cell>
        </table:table-row>
        <table:table-row table:style-name="Tableau2.1">
          <table:table-cell table:style-name="Tableau2.A4" office:value-type="string">
            <text:p text:style-name="P29">Superficie moyenne <text:span text:style-name="T1">en hectare</text:span></text:p>
          </table:table-cell>
          <table:table-cell table:style-name="Tableau2.B2" office:value-type="float" office:value="28.1245717994994">
            <text:p text:style-name="P28">28</text:p>
          </table:table-cell>
          <table:table-cell table:style-name="Tableau2.B2" office:value-type="float" office:value="41.9644761203181">
            <text:p text:style-name="P28">42</text:p>
          </table:table-cell>
          <table:table-cell table:style-name="Tableau2.D4" office:value-type="string">
            <text:p text:style-name="P28">55</text:p>
          </table:table-cell>
        </table:table-row>
      </table:table>
      <text:p text:style-name="P2"/>
      <text:p text:style-name="P2">La surface moyenne des exploitations est passée de 28 ha en 1998, à 42 ha en 2000 et à 55 ha en 2010.</text:p>
      <text:p text:style-name="P2"/>
      <text:list xml:id="list105007142462519" text:continue-numbering="true" text:style-name="L1">
        <text:list-item>
          <text:p text:style-name="P23">Le nombre d’exploitations est passé de <text:span text:style-name="T4">663 807</text:span> en 1998 à 489 977 en 2010, soit une d<text:span text:style-name="T5">iminution de :</text:span></text:p>
          <text:p text:style-name="P23"/>
          <text:p text:style-name="P23"><text:span text:style-name="T8">t = </text:span>(489 977/<text:span text:style-name="T4">663 807</text:span>-1) * <text:span text:style-name="T8">100</text:span></text:p>
          <text:p text:style-name="P23"><text:soft-page-break/><text:span text:style-name="T8">=&gt; </text:span><text:span text:style-name="T10">t = - 26</text:span><text:span text:style-name="T9">,</text:span><text:span text:style-name="T11">2</text:span><text:span text:style-name="T9"> %</text:span> </text:p>
          <text:p text:style-name="P23"/>
          <text:p text:style-name="P23">tandis que la superficie reculait de </text:p>
          <text:p text:style-name="P23"/>
          <text:p text:style-name="P23"><text:span text:style-name="T8">t = </text:span>(26 963 252/2<text:span text:style-name="T4">7</text:span> <text:span text:style-name="T4">856</text:span> <text:span text:style-name="T4">313</text:span>-1) * <text:span text:style-name="T8">100</text:span></text:p>
          <text:p text:style-name="P23"><text:span text:style-name="T8">=&gt; </text:span><text:span text:style-name="T10">t = - 3</text:span><text:span text:style-name="T9">,</text:span><text:span text:style-name="T11">2</text:span><text:span text:style-name="T9"> %</text:span></text:p>
          <text:p text:style-name="P23"><text:span text:style-name="T9"/></text:p>
        </text:list-item>
        <text:list-item>
          <text:p text:style-name="P22"><text:span text:style-name="T5">L</text:span>a disparition de <text:span text:style-name="T6">26</text:span>,<text:span text:style-name="T6">2</text:span> % des exploitations s’accompagne d’un recul de seulement <text:span text:style-name="T6">3</text:span>,<text:span text:style-name="T6">2</text:span> % de la surface agricole utilisée, ce qui signifie que les exploitations restantes ont acquis la majeure partie des terres des exploitations arrêtées. <text:span text:style-name="T5">De ce f</text:span>a<text:span text:style-name="T5">it, </text:span>la surface agricole moyenne des exploitations <text:span text:style-name="T5">a</text:span> <text:span text:style-name="T6">fortement augmentée</text:span> <text:span text:style-name="T5">de 2000 à 2010 en</text:span> passant de <text:span text:style-name="T6">42</text:span> hectares à 55 hectares.</text:p>
        </text:list-item>
      </text:list>
      <text:p text:style-name="P24"/>
      <text:list xml:id="list105006503265678" text:continue-numbering="true" text:style-name="L1">
        <text:list-item>
          <text:p text:style-name="P25"><text:span text:style-name="T4">Pour calculer la répartition du nombre d’exploitations de vaches laitières, il faut prendre le nombre d’exploitations de vaches laitières divisé par le nombre total d’exploitations (268563/988023). Il faut faire ceci pour tout le cheptel en 1988 et 2010 et pour le nombre de têtes</text:span>. <text:span text:style-name="T4">L</text:span>es résultats sont présentés ci-après.</text:p>
        </text:list-item>
      </text:list>
      <text:p text:style-name="P26"><draw:frame draw:style-name="fr1" draw:name="Objet4" text:anchor-type="paragraph" svg:x="-1.051cm" svg:y="0.173cm" svg:width="19.105cm" svg:height="3.484cm" draw:z-index="0"><draw:object xlink:href="./Object 1" xlink:type="simple" xlink:show="embed" xlink:actuate="onLoad"/><draw:image xlink:href="./ObjectReplacements/Object 1" xlink:type="simple" xlink:show="embed" xlink:actuate="onLoad"/><svg:desc>Objet OLE</svg:desc></draw:frame></text:p>
      <text:p text:style-name="P26"/>
      <text:list xml:id="list105007417068257" text:continue-numbering="true" text:style-name="L1">
        <text:list-item>
          <text:p text:style-name="P20">La proportion du nombre d’exploitation<text:span text:style-name="T7">s</text:span> de vache<text:span text:style-name="T8">s</text:span>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20">En 1988, le nombre de têtes de poulets représente un peu plus d’un tiers du nombre de tête total (37,5%). En 2010, le nombre de <text:span text:style-name="T8">p</text:span>oulets a exponentiellement augmenté, ainsi les poulets représentent 90 % du nombre de l’ensemble des têtes. Par conséquent la proportion de tous les autres animaux est devenu<text:span text:style-name="T8">e</text:span> minime en 2010 par rapport à 1988. Si l’on veut voir des effets sur les autres élevages, il faudrait refaire la même étude en retirant les <text:span text:style-name="T8">p</text:span>oulets du champ. <text:span text:style-name="T8">B</text:span>ien que le nombre d’exploitations de poulets à été divisé par deux, le nombre de <text:span text:style-name="T8">p</text:span>oulets a été multiplié par 13. Ce qui signifie que les exploitations de <text:span text:style-name="T8">p</text:span>oulets comportent environ 26 fois plus de Poulets en 2010 qu’en 1988. <text:span text:style-name="T8">Ceci est certainement dû au développement de l’élevage en batteries intensif de ces animaux.</text:span></text:p>
        </text:list-item>
      </text:list>
      <text:p text:style-name="P21"/>
      <text:p text:style-name="P21"/>
      <text:p text:style-name="P8">Exercice <text:span text:style-name="T12">5</text:span></text:p>
      <text:p text:style-name="P8"/>
      <text:list xml:id="list3815490673" text:style-name="L2">
        <text:list-item>
          <text:p text:style-name="P16">La part p de la population active de 15 ans ou plus travaillant dans le secteur agricole vaut :</text:p>
          <text:p text:style-name="P16">(Tagri / Ttot) * 100</text:p>
          <text:p text:style-name="P16">=&gt; p = (734 255 / 26 347 669 ) *100</text:p>
          <text:p text:style-name="P16">=&gt; <text:span text:style-name="T9">p = 2,8 %</text:span></text:p>
          <text:p text:style-name="P16">Le tableau ci-dessous représente la répartition en pourcentages de la population active par secteur d’activité pour l’ensemble de la population active, puis séparément pour les hommes et pour les femmes.</text:p>
        </text:list-item>
      </text:list>
      <text:p text:style-name="P17"/>
      <text:p text:style-name="P17"/>
      <text:p text:style-name="P17"><draw:frame draw:style-name="fr2" draw:name="Objet6" text:anchor-type="paragraph" svg:width="15.051cm" svg:height="3.163cm" draw:z-index="1"><draw:object xlink:href="./Object 2" xlink:type="simple" xlink:show="embed" xlink:actuate="onLoad"/><draw:image xlink:href="./ObjectReplacements/Object 2" xlink:type="simple" xlink:show="embed" xlink:actuate="onLoad"/><svg:desc>Objet OLE</svg:desc></draw:frame></text:p>
      <text:p text:style-name="P17"/>
      <text:p text:style-name="P18"/>
      <text:p text:style-name="P5"><text:soft-page-break/>2. <text:span text:style-name="T13">La part p des femmes actives de 15 ans ou plus étant agricultrices exploitantes vaut :</text:span></text:p>
      <text:p text:style-name="P6">p = (Nagr / Ntotfemmes) * 100</text:p>
      <text:p text:style-name="P6">=&gt; p = (119 962 / 12 674428) * 100</text:p>
      <text:p text:style-name="P6">=&gt; <text:span text:style-name="T9">p = 0,9 %</text:span></text:p>
      <text:p text:style-name="P5"/>
      <text:list xml:id="list105006637721605" text:continue-numbering="true" text:style-name="L2">
        <text:list-header>
          <text:p text:style-name="P16">Le tableau ci-dessous représente la répartition en pourcentages de la population active par c<text:span text:style-name="T14">atégorie sociale</text:span> pour l’ensemble de la population active et pour les femmes.</text:p>
        </text:list-header>
      </text:list>
      <text:p text:style-name="P13"/>
      <text:p text:style-name="P13"/>
      <text:p text:style-name="P13"><draw:frame draw:style-name="fr3" draw:name="Objet7" text:anchor-type="paragraph" svg:width="11.867cm" svg:height="3.612cm" draw:z-index="2"><draw:object xlink:href="./Object 3" xlink:type="simple" xlink:show="embed" xlink:actuate="onLoad"/><draw:image xlink:href="./ObjectReplacements/Object 3" xlink:type="simple" xlink:show="embed" xlink:actuate="onLoad"/><svg:desc>Objet OLE</svg:desc></draw:frame></text:p>
      <text:p text:style-name="P19"/>
      <text:p text:style-name="P4">3. Les femmes actives travaillent très majoritairement dans les secteurs d’activité du commerce et dans l’administration publique (89 % des femmes actives à eux deux). On pouvait donc déduire de la répartition des travailleurs de ces deux secteurs d’activité par catégorié sociale les principales caractéristiques de la répartition des femmes actives par catégorie sociale.</text:p>
      <text:p text:style-name="P4">Les personnes travaillant dans le commerce sont à plus de 50 % d’entre eux des professions intermédiaires ou des employés et pour l’administration publique, ce même taux dépasse les 70 %. On en conclut que les femmes sont majoritairement des professions intermédiaires ou des employées (ce qui est en effet le cas de 72,6 % d’entre elles). </text:p>
      <text:p text:style-name="P4">Les secteurs du commerce et de l’administration publique emploient peu d’agriculteurs, d’artisans et d’ouvriers. Il était logique d’en déduire que les femmes actives seront rarement agricultrices, artisans ou ouvrières.</text:p>
      <text:p text:style-name="P4"/>
      <text:p text:style-name="P3">4. Il y a légèrement plus d’hommes que de femmes au sein de la population active. Hommes et femmes ont des répartitions par secteur d’activité et catégories sociales assez distinctes. Les hommes sont plus nombreux que les femmes dans l’industrie et la construction particulièrement alors que les femmes ont beaucoup plus tendance à travailler dans le secteur de l’administration publique, enseignement, santé et action sociale. De plus elles sont très majoritaires parmi les employés et lègèrement dans les professions intermédiaires mais sous-représentées de manière importante parmi les ouvriers, agriculteurs et artisans.</text:p>
      <text:p text:style-name="P3">Pour l’ensemble de la population active, ce sont les secteurs du commerce et de l’adminisatration publique qui concentrent la majorité des emplois, et les métiers de services commes les professions intermédiaires et les employés qui sont les catégories sociales les plus importantes. Les agriculteurs et les artisans sont les moins nombreux, et ce sont les secteurs de l’agriculture et de la construction qui emploient le moins de trav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09:46:50.017000000</meta:creation-date>
    <dc:date>2020-10-28T10:23:07.007000000</dc:date>
    <meta:editing-duration>PT25M23S</meta:editing-duration>
    <meta:editing-cycles>6</meta:editing-cycles>
    <meta:generator>LibreOffice/5.4.6.2$Windows_X86_64 LibreOffice_project/4014ce260a04f1026ba855d3b8d91541c224eab8</meta:generator>
    <meta:document-statistic meta:table-count="1" meta:image-count="0" meta:object-count="4" meta:page-count="4" meta:paragraph-count="64" meta:word-count="1149" meta:character-count="6636" meta:non-whitespace-character-count="55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7:42.7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2.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3" table:default-cell-style-name="Default"/>
        <table:table-row table:style-name="ro1" table:number-rows-repeated="82">
          <table:table-cell table:number-columns-repeated="8"/>
        </table:table-row>
        <table:table-row table:style-name="ro1">
          <table:table-cell table:number-columns-repeated="4"/>
          <table:table-cell table:style-name="ce1" office:value-type="string" calcext:value-type="string">
            <text:p>Secteur activité</text:p>
          </table:table-cell>
          <table:table-cell table:style-name="ce1" office:value-type="string" calcext:value-type="string">
            <text:p>ensemble</text:p>
          </table:table-cell>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ure</text:p>
          </table:table-cell>
          <table:table-cell table:style-name="ce2" office:value-type="percentage" office:value="0.02786793017629" calcext:value-type="percentage">
            <text:p>2,8%</text:p>
          </table:table-cell>
          <table:table-cell table:style-name="ce2" office:value-type="percentage" office:value="0.0378722910045767" calcext:value-type="percentage">
            <text:p>3,8%</text:p>
          </table:table-cell>
          <table:table-cell table:style-name="ce2" office:value-type="percentage" office:value="0.0170751689938197" calcext:value-type="percentage">
            <text:p>1,7%</text:p>
          </table:table-cell>
        </table:table-row>
        <table:table-row table:style-name="ro1">
          <table:table-cell table:number-columns-repeated="4"/>
          <table:table-cell table:style-name="ce1" office:value-type="string" calcext:value-type="string">
            <text:p>Industrie</text:p>
          </table:table-cell>
          <table:table-cell table:style-name="ce2" office:value-type="percentage" office:value="0.126581292637311" calcext:value-type="percentage">
            <text:p>12,7%</text:p>
          </table:table-cell>
          <table:table-cell table:style-name="ce2" office:value-type="percentage" office:value="0.172871291241682" calcext:value-type="percentage">
            <text:p>17,3%</text:p>
          </table:table-cell>
          <table:table-cell table:style-name="ce2" office:value-type="percentage" office:value="0.0766433798827056" calcext:value-type="percentage">
            <text:p>7,7%</text:p>
          </table:table-cell>
        </table:table-row>
        <table:table-row table:style-name="ro1">
          <table:table-cell table:number-columns-repeated="4"/>
          <table:table-cell table:style-name="ce1" office:value-type="string" calcext:value-type="string">
            <text:p>Construction</text:p>
          </table:table-cell>
          <table:table-cell table:style-name="ce2" office:value-type="percentage" office:value="0.0680576334855277" calcext:value-type="percentage">
            <text:p>6,8%</text:p>
          </table:table-cell>
          <table:table-cell table:style-name="ce2" office:value-type="percentage" office:value="0.116742978731745" calcext:value-type="percentage">
            <text:p>11,7%</text:p>
          </table:table-cell>
          <table:table-cell table:style-name="ce2" office:value-type="percentage" office:value="0.015535691235928" calcext:value-type="percentage">
            <text:p>1,6%</text:p>
          </table:table-cell>
        </table:table-row>
        <table:table-row table:style-name="ro1">
          <table:table-cell table:number-columns-repeated="4"/>
          <table:table-cell table:style-name="ce1" office:value-type="string" calcext:value-type="string">
            <text:p>Commerce, transports et services</text:p>
          </table:table-cell>
          <table:table-cell table:style-name="ce2" office:value-type="percentage" office:value="0.461478888322151" calcext:value-type="percentage">
            <text:p>46,1%</text:p>
          </table:table-cell>
          <table:table-cell table:style-name="ce2" office:value-type="percentage" office:value="0.476329680992993" calcext:value-type="percentage">
            <text:p>47,6%</text:p>
          </table:table-cell>
          <table:table-cell table:style-name="ce2" office:value-type="percentage" office:value="0.445457735844174" calcext:value-type="percentage">
            <text:p>44,5%</text:p>
          </table:table-cell>
        </table:table-row>
        <table:table-row table:style-name="ro1">
          <table:table-cell table:number-columns-repeated="4"/>
          <table:table-cell table:style-name="ce1" office:value-type="string" calcext:value-type="string">
            <text:p>Adm publique, enseignement, santé, action sociale</text:p>
          </table:table-cell>
          <table:table-cell table:style-name="ce2" office:value-type="percentage" office:value="0.316014217424699" calcext:value-type="percentage">
            <text:p>31,6%</text:p>
          </table:table-cell>
          <table:table-cell table:style-name="ce2" office:value-type="percentage" office:value="0.196183758029003" calcext:value-type="percentage">
            <text:p>19,6%</text:p>
          </table:table-cell>
          <table:table-cell table:style-name="ce2" office:value-type="percentage" office:value="0.445287945144349" calcext:value-type="percentage">
            <text:p>44,5%</text:p>
          </table:table-cell>
        </table:table-row>
        <table:table-row table:style-name="ro1">
          <table:table-cell table:number-columns-repeated="4"/>
          <table:table-cell table:style-name="ce1" office:value-type="string" calcext:value-type="string">
            <text:p>Ensemble</text:p>
          </table:table-cell>
          <table:table-cell table:number-columns-repeated="3" table:style-name="ce2" office:value-type="percentage" office:value="1" calcext:value-type="percentage">
            <text:p>1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08:31.5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92">
          <table:table-cell table:number-columns-repeated="7"/>
        </table:table-row>
        <table:table-row table:style-name="ro1">
          <table:table-cell table:number-columns-repeated="4"/>
          <table:table-cell table:style-name="ce1" office:value-type="string" calcext:value-type="string">
            <text:p>Catégorie sociale</text:p>
          </table:table-cell>
          <table:table-cell table:style-name="ce1" office:value-type="string" calcext:value-type="string">
            <text:p>ensemble</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eurs exploitants</text:p>
          </table:table-cell>
          <table:table-cell table:style-name="ce2" office:value-type="percentage" office:value="0.017209112502514" calcext:value-type="percentage">
            <text:p>1,7%</text:p>
          </table:table-cell>
          <table:table-cell table:style-name="ce2" office:value-type="percentage" office:value="0.00946488472694784" calcext:value-type="percentage">
            <text:p>0,9%</text:p>
          </table:table-cell>
        </table:table-row>
        <table:table-row table:style-name="ro1">
          <table:table-cell table:number-columns-repeated="4"/>
          <table:table-cell table:style-name="ce1" office:value-type="string" calcext:value-type="string">
            <text:p>Artisans, commerçants, et chefs d’entreprise</text:p>
          </table:table-cell>
          <table:table-cell table:style-name="ce2" office:value-type="percentage" office:value="0.065312381144609" calcext:value-type="percentage">
            <text:p>6,5%</text:p>
          </table:table-cell>
          <table:table-cell table:style-name="ce2" office:value-type="percentage" office:value="0.0382822798788237" calcext:value-type="percentage">
            <text:p>3,8%</text:p>
          </table:table-cell>
        </table:table-row>
        <table:table-row table:style-name="ro1">
          <table:table-cell table:number-columns-repeated="4"/>
          <table:table-cell table:style-name="ce1" office:value-type="string" calcext:value-type="string">
            <text:p>Cadres et prof. Intellectuelles supérieures</text:p>
          </table:table-cell>
          <table:table-cell table:style-name="ce2" office:value-type="percentage" office:value="0.171933236295021" calcext:value-type="percentage">
            <text:p>17,2%</text:p>
          </table:table-cell>
          <table:table-cell table:style-name="ce2" office:value-type="percentage" office:value="0.145087809879862" calcext:value-type="percentage">
            <text:p>14,5%</text:p>
          </table:table-cell>
        </table:table-row>
        <table:table-row table:style-name="ro1">
          <table:table-cell table:number-columns-repeated="4"/>
          <table:table-cell table:style-name="ce1" office:value-type="string" calcext:value-type="string">
            <text:p>Professions intermédiaires</text:p>
          </table:table-cell>
          <table:table-cell table:style-name="ce2" office:value-type="percentage" office:value="0.25636355155365" calcext:value-type="percentage">
            <text:p>25,6%</text:p>
          </table:table-cell>
          <table:table-cell table:style-name="ce2" office:value-type="percentage" office:value="0.28383821344837" calcext:value-type="percentage">
            <text:p>28,4%</text:p>
          </table:table-cell>
        </table:table-row>
        <table:table-row table:style-name="ro1">
          <table:table-cell table:number-columns-repeated="4"/>
          <table:table-cell table:style-name="ce1" office:value-type="string" calcext:value-type="string">
            <text:p>Employés</text:p>
          </table:table-cell>
          <table:table-cell table:style-name="ce2" office:value-type="percentage" office:value="0.280952975384654" calcext:value-type="percentage">
            <text:p>28,1%</text:p>
          </table:table-cell>
          <table:table-cell table:style-name="ce2" office:value-type="percentage" office:value="0.442259090508858" calcext:value-type="percentage">
            <text:p>44,2%</text:p>
          </table:table-cell>
        </table:table-row>
        <table:table-row table:style-name="ro1">
          <table:table-cell table:number-columns-repeated="4"/>
          <table:table-cell table:style-name="ce1" office:value-type="string" calcext:value-type="string">
            <text:p>Ouvriers</text:p>
          </table:table-cell>
          <table:table-cell table:style-name="ce2" office:value-type="percentage" office:value="0.208228781073574" calcext:value-type="percentage">
            <text:p>20,8%</text:p>
          </table:table-cell>
          <table:table-cell table:style-name="ce2" office:value-type="percentage" office:value="0.0810677215571385" calcext:value-type="percentage">
            <text:p>8,1%</text:p>
          </table:table-cell>
        </table:table-row>
        <table:table-row table:style-name="ro1">
          <table:table-cell table:number-columns-repeated="4"/>
          <table:table-cell table:style-name="ce1" office:value-type="string" calcext:value-type="string">
            <text:p>Ensemble</text:p>
          </table:table-cell>
          <table:table-cell table:number-columns-repeated="2" table:style-name="ce2" office:value-type="percentage" office:value="1" calcext:value-type="percentage">
            <text:p>1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18:30.5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number-columns-repeated="10" table:default-cell-style-name="ce1"/>
        <table:table-row table:style-name="ro1">
          <table:table-cell/>
          <table:table-cell office:value-type="string" calcext:value-type="string">
            <text:p>2001/2000</text:p>
          </table:table-cell>
          <table:table-cell office:value-type="string" calcext:value-type="string">
            <text:p>2002/2001</text:p>
          </table:table-cell>
          <table:table-cell office:value-type="string" calcext:value-type="string">
            <text:p>2003/2002</text:p>
          </table:table-cell>
          <table:table-cell office:value-type="string" calcext:value-type="string">
            <text:p>2004/2003</text:p>
          </table:table-cell>
          <table:table-cell office:value-type="string" calcext:value-type="string">
            <text:p>2005/2004</text:p>
          </table:table-cell>
          <table:table-cell office:value-type="string" calcext:value-type="string">
            <text:p>2006/2005</text:p>
          </table:table-cell>
          <table:table-cell office:value-type="string" calcext:value-type="string">
            <text:p>2007/2006</text:p>
          </table:table-cell>
          <table:table-cell office:value-type="string" calcext:value-type="string">
            <text:p>2008/2007</text:p>
          </table:table-cell>
          <table:table-cell office:value-type="string" calcext:value-type="string">
            <text:p>2009/2008</text:p>
          </table:table-cell>
          <table:table-cell office:value-type="string" calcext:value-type="string">
            <text:p>2010/2009</text:p>
          </table:table-cell>
        </table:table-row>
        <table:table-row table:style-name="ro1">
          <table:table-cell office:value-type="string" calcext:value-type="string">
            <text:p>Evolution effectifs premier cycle</text:p>
          </table:table-cell>
          <table:table-cell table:style-name="ce2" table:formula="of:=((3280161-3290875)/3290875)" office:value-type="percentage" office:value="-0.0032556690849698" calcext:value-type="percentage">
            <text:p>-0,3%</text:p>
          </table:table-cell>
          <table:table-cell table:style-name="ce2" table:formula="of:=((3270291-3280161)/3280161)" office:value-type="percentage" office:value="-0.00300899864366414" calcext:value-type="percentage">
            <text:p>-0,3%</text:p>
          </table:table-cell>
          <table:table-cell table:style-name="ce2" table:formula="of:=((3245566-3270291)/3270291)" office:value-type="percentage" office:value="-0.00756048926532838" calcext:value-type="percentage">
            <text:p>-0,8%</text:p>
          </table:table-cell>
          <table:table-cell table:style-name="ce2" table:formula="of:=((3194264-3245566)/3245566)" office:value-type="percentage" office:value="-0.0158067961027445" calcext:value-type="percentage">
            <text:p>-1,6%</text:p>
          </table:table-cell>
          <table:table-cell table:style-name="ce2" table:formula="of:=((3139003-3194264)/3194264)" office:value-type="percentage" office:value="-0.0173000728806385" calcext:value-type="percentage">
            <text:p>-1,7%</text:p>
          </table:table-cell>
          <table:table-cell table:style-name="ce2" table:formula="of:=((3100584-3139003)/3139003)" office:value-type="percentage" office:value="-0.0122392364709432" calcext:value-type="percentage">
            <text:p>-1,2%</text:p>
          </table:table-cell>
          <table:table-cell table:style-name="ce2" table:formula="of:=((3084001-3100584)/3100584)" office:value-type="percentage" office:value="-0.00534834727909323" calcext:value-type="percentage">
            <text:p>-0,5%</text:p>
          </table:table-cell>
          <table:table-cell table:style-name="ce2" table:formula="of:=((3088492-3084001)/3084001)" office:value-type="percentage" office:value="0.00145622520874669" calcext:value-type="percentage">
            <text:p>0,1%</text:p>
          </table:table-cell>
          <table:table-cell table:style-name="ce2" table:formula="of:=((3107220-3088492)/3088492)" office:value-type="percentage" office:value="0.00606380071568908" calcext:value-type="percentage">
            <text:p>0,6%</text:p>
          </table:table-cell>
          <table:table-cell table:style-name="ce2" table:formula="of:=((3126449-3107220)/3107220)" office:value-type="percentage" office:value="0.00618849003289114" calcext:value-type="percentage">
            <text:p>0,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0:19:03.6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